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a01ae" officeooo:paragraph-rsid="001a01a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officeooo:rsid="001a01ae" officeooo:paragraph-rsid="001a01ae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Up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18:37.786574252</meta:creation-date>
    <dc:date>2023-03-13T09:20:39.890322247</dc:date>
    <meta:editing-duration>PT2M2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7.2$Linux_X86_64 LibreOffice_project/30$Build-2</meta:generator>
  </office:meta>
</office:document-meta>
</file>